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72pt" fo:language="zxx" fo:country="none" style:font-name-asian="Calibri" style:font-size-asian="72pt" style:font-name-complex="Calibri" style:font-size-complex="72pt"/>
    </style:style>
    <style:style style:name="P2" style:family="paragraph" style:parent-style-name="Standard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22pt" fo:language="zxx" fo:country="none" style:font-name-asian="Calibri" style:font-size-asian="22pt" style:font-name-complex="Calibri" style:font-size-complex="22pt"/>
    </style:style>
    <style:style style:name="P3" style:family="paragraph" style:parent-style-name="Standard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18pt" fo:language="zxx" fo:country="none" style:font-name-asian="Calibri" style:font-size-asian="18pt" style:font-name-complex="Calibri" style:font-size-complex="18pt"/>
    </style:style>
    <style:style style:name="P4" style:family="paragraph" style:parent-style-name="Standard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</style:style>
    <style:style style:name="P5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 style:text-autospace="none">
        <style:tab-stops>
          <style:tab-stop style:position="0cm"/>
          <style:tab-stop style:position="4.491cm"/>
          <style:tab-stop style:position="13.508cm"/>
          <style:tab-stop style:position="14.51cm"/>
        </style:tab-stops>
      </style:paragraph-properties>
      <style:text-properties style:font-name="Calibri" fo:font-size="18pt" fo:language="zxx" fo:country="none" style:font-name-asian="Calibri" style:font-size-asian="18pt" style:font-name-complex="Calibri" style:font-size-complex="18pt"/>
    </style:style>
    <style:style style:name="P6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 style:text-autospace="none">
        <style:tab-stops>
          <style:tab-stop style:position="0cm"/>
          <style:tab-stop style:position="4.491cm"/>
        </style:tab-stops>
      </style:paragraph-properties>
      <style:text-properties style:font-name="Calibri" fo:font-size="18pt" fo:language="zxx" fo:country="none" style:font-name-asian="Calibri" style:font-size-asian="18pt" style:font-name-complex="Calibri" style:font-size-complex="18pt"/>
    </style:style>
    <style:style style:name="P7" style:family="paragraph" style:parent-style-name="Standard">
      <style:paragraph-properties fo:margin-top="0cm" fo:margin-bottom="0.353cm" fo:line-height="115%" style:text-autospace="none">
        <style:tab-stops>
          <style:tab-stop style:position="5.761cm"/>
        </style:tab-stops>
      </style:paragraph-properties>
      <style:text-properties style:font-name="Calibri" fo:font-size="18pt" fo:language="zxx" fo:country="none" style:font-name-asian="Calibri" style:font-size-asian="18pt" style:font-name-complex="Calibri" style:font-size-complex="18pt"/>
    </style:style>
    <style:style style:name="T1" style:family="text">
      <style:text-properties style:font-name="Calibri" fo:font-size="18pt" fo:language="zxx" fo:country="none" style:font-name-asian="Calibri" style:font-size-asian="18pt" style:font-name-complex="Calibri" style:font-size-complex="18pt"/>
    </style:style>
    <style:style style:name="T2" style:family="text">
      <style:text-properties style:font-name="Calibri" fo:font-size="18pt" fo:language="zxx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ackerman</text:p>
      <text:p text:style-name="P2">Progetto Reti Di Calcolatori</text:p>
      <text:p text:style-name="P3">Questo progetto si divide in due eseguibili scritti in python: Bot e BotMaster.</text:p>
      <text:p text:style-name="P3">Il <text:span text:style-name="T3">botmaster</text:span> può mandare istruzioni al bot che esegue comandi di sistema a seconda del sistema operativo su cui sta girando, il tutto viene gestito tramite linea di comando personalizzata. I comandi che possiamo eseguire sono i seguenti:</text:p>
      <text:list xml:id="list8502560945296848304" text:style-name="RTF_5f_Num_20_2">
        <text:list-item>
          <text:p text:style-name="P5"><text:s/>infoOs (Ottiene informazioni sul sistema operativo e sull hardware)</text:p>
        </text:list-item>
        <text:list-item>
          <text:p text:style-name="P6"><text:s/>search [string] (fa una ricerca ricorsiva di string dal path corrente)</text:p>
        </text:list-item>
        <text:list-item>
          <text:p text:style-name="P6"><text:s/>rf (ottiene i file ordinati per ultimamodifica -vecchi-&gt;nuovi- da una certa data o dal 1990)</text:p>
        </text:list-item>
        <text:list-item>
          <text:p text:style-name="P6"><text:s/>get (Scarica un file presente sulla macchina dove gira il bot)</text:p>
        </text:list-item>
        <text:list-item>
          <text:p text:style-name="P6"><text:s/>cd (Usato per navigare nelle directory)</text:p>
        </text:list-item>
        <text:list-item>
          <text:p text:style-name="P6"><text:s/>dir/ls (Restituisce i file e le cartelle trovate nella cartella attuale)</text:p>
        </text:list-item>
        <text:list-item>
          <text:p text:style-name="P6"><text:s/>pwd (Restituisce la directory attuale)</text:p>
        </text:list-item>
        <text:list-item>
          <text:p text:style-name="P6"><text:s/>cls (usato per pulire la console)</text:p>
        </text:list-item>
        <text:list-item>
          <text:p text:style-name="P6"><text:soft-page-break/><text:s/>esc (chiude il Botmaster ma non il bot e lo rimette in attesa)</text:p>
        </text:list-item>
        <text:list-item>
          <text:p text:style-name="P6"><text:s/>help</text:p>
        </text:list-item>
        <text:list-item>
          <text:p text:style-name="P6"><text:s/>nsf [cmd] (manda un comando eseguito direttamente sulla shell)</text:p>
        </text:list-item>
        <text:list-item>
          <text:p text:style-name="P6"><text:s/>next (chiude la connessione con il bot corrente e stabilisce la connessione con il successivo in lista)</text:p>
        </text:list-item>
      </text:list>
      <text:p text:style-name="P3"/>
      <text:p text:style-name="P3">CONNESSIONE</text:p>
      <text:p text:style-name="P4"><text:span text:style-name="T1">Il </text:span><text:span text:style-name="T2">Bot</text:span><text:span text:style-name="T1"> appena si avvia tenta una connessione al server e fin quando non la ottiene continua a provare con intervalli regolari</text:span></text:p>
      <text:p text:style-name="P3">Quando ottiene la connessione invia dati per sapere su che sistema ci troviamo (Unix – Windows) e si mette in attesa</text:p>
      <text:p text:style-name="P3"/>
      <text:p text:style-name="P4"><text:span text:style-name="T1">Il </text:span><text:span text:style-name="T2">Botmaster</text:span><text:span text:style-name="T1"> invece apre una socket e la mette in ascolto in modo da avere una lista di bot e collegarci al successivo tramite comando next che chiude la connessione col bot attuale e si collega alla successiva</text:span></text:p>
      <text:p text:style-name="P3"/>
      <text:p text:style-name="P3">ERROR RECOVERY</text:p>
      <text:p text:style-name="P3">Sia il bot che il botmaster hanno un sistema di error recovery molto rudimentale ma funzionante (tranne per un caso descritto in seguito) in pratica chiudono la socket e riprovano la prima connessione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 </meta:initial-creator>
    <meta:creation-date>2022-12-14T14:50:49.32</meta:creation-date>
    <dc:date>2022-12-14T15:10:12.01</dc:date>
    <dc:creator>Gianm lembo</dc:creator>
    <meta:editing-duration>PT1H8M28S</meta:editing-duration>
    <meta:editing-cycles>6</meta:editing-cycles>
    <meta:generator>OpenOffice/4.1.11$Win32 OpenOffice.org_project/4111m1$Build-9808</meta:generator>
    <meta:document-statistic meta:table-count="0" meta:image-count="0" meta:object-count="0" meta:page-count="3" meta:paragraph-count="22" meta:word-count="299" meta:character-count="1757"/>
  </office:meta>
</office:document-meta>
</file>